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8.5mm"/>
    </style:style>
    <style:style style:name="co3" style:family="table-column">
      <style:table-column-properties fo:break-before="auto" style:column-width="11.01mm"/>
    </style:style>
    <style:style style:name="co4" style:family="table-column">
      <style:table-column-properties fo:break-before="auto" style:column-width="4mm"/>
    </style:style>
    <style:style style:name="co5" style:family="table-column">
      <style:table-column-properties fo:break-before="auto" style:column-width="11.99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99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table:number-columns-repeated="996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01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,25</text:p>
          </table:table-cell>
          <table:table-cell table:formula="of:=((([.$F4]+8)*2)^2)/([.$F4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,25</text:p>
          </table:table-cell>
          <table:table-cell table:formula="of:=((([.$F6]+8)*2)^2)/([.$F6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3" calcext:value-type="float">
            <text:p>43</text:p>
          </table:table-cell>
          <table:table-cell table:number-columns-repeated="2"/>
          <table:table-cell table:style-name="ce17" table:formula="of:=((([.$F7]+1)^2)/4)+20" office:value-type="float" office:value="36" calcext:value-type="float">
            <text:p>36</text:p>
          </table:table-cell>
          <table:table-cell table:formula="of:=((([.$F7]+8)*2)^2)/([.$F7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29" calcext:value-type="float">
            <text:p>29</text:p>
          </table:table-cell>
          <table:table-cell table:formula="of:=((([.$F9]+8)*2)^2)/([.$F9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2.25" calcext:value-type="float">
            <text:p>32,25</text:p>
          </table:table-cell>
          <table:table-cell table:formula="of:=((([.$F10]+8)*2)^2)/([.$F10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evy Infantry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]+[.O12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12]+1)^2)/4)+20" office:value-type="float" office:value="45" calcext:value-type="float">
            <text:p>45</text:p>
          </table:table-cell>
          <table:table-cell table:formula="of:=((([.$F12]+8)*2)^2)/([.$F12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3]+1)^2)/4)+20" office:value-type="float" office:value="32.25" calcext:value-type="float">
            <text:p>32,25</text:p>
          </table:table-cell>
          <table:table-cell table:formula="of:=((([.$F13]+8)*2)^2)/([.$F13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6]+1)^2)/4)+20" office:value-type="float" office:value="40.25" calcext:value-type="float">
            <text:p>40,25</text:p>
          </table:table-cell>
          <table:table-cell table:formula="of:=((([.$F16]+8)*2)^2)/([.$F16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]+[.C17]+[.D17]+[.E17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7]+1)^2)/4)+20" office:value-type="float" office:value="32.25" calcext:value-type="float">
            <text:p>32,25</text:p>
          </table:table-cell>
          <table:table-cell table:formula="of:=((([.$F17]+8)*2)^2)/([.$F17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8]+[.C18]+[.D18]+[.E18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]+[.O18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8]+1)^2)/4)+20" office:value-type="float" office:value="32.25" calcext:value-type="float">
            <text:p>32,25</text:p>
          </table:table-cell>
          <table:table-cell table:formula="of:=((([.$F18]+8)*2)^2)/([.$F18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9]+[.O19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9]+1)^2)/4)+20" office:value-type="float" office:value="45" calcext:value-type="float">
            <text:p>45</text:p>
          </table:table-cell>
          <table:table-cell table:formula="of:=((([.$F19]+8)*2)^2)/([.$F19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20]+[.O20]*2" office:value-type="float" office:value="55" calcext:value-type="float">
            <text:p>55</text:p>
          </table:table-cell>
          <table:table-cell table:number-columns-repeated="2"/>
          <table:table-cell table:style-name="ce17" table:formula="of:=((([.$F20]+1)^2)/4)+20" office:value-type="float" office:value="36" calcext:value-type="float">
            <text:p>36</text:p>
          </table:table-cell>
          <table:table-cell table:formula="of:=((([.$F20]+8)*2)^2)/([.$F20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]+[.O21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1]+1)^2)/4)+20" office:value-type="float" office:value="40.25" calcext:value-type="float">
            <text:p>40,25</text:p>
          </table:table-cell>
          <table:table-cell table:formula="of:=((([.$F21]+8)*2)^2)/([.$F21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2]+[.C22]+[.D22]+[.E22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]+[.O22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2]+1)^2)/4)+20" office:value-type="float" office:value="29" calcext:value-type="float">
            <text:p>29</text:p>
          </table:table-cell>
          <table:table-cell table:formula="of:=((([.$F22]+8)*2)^2)/([.$F22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3]+[.O23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3]+1)^2)/4)+20" office:value-type="float" office:value="32.25" calcext:value-type="float">
            <text:p>32,25</text:p>
          </table:table-cell>
          <table:table-cell table:formula="of:=((([.$F23]+8)*2)^2)/([.$F23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997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6]+[.O26]*2" office:value-type="float" office:value="45" calcext:value-type="float">
            <text:p>45</text:p>
          </table:table-cell>
          <table:table-cell/>
          <table:table-cell table:formula="of:=MAX(2*[.$L26]; 25*[.$R26]+[.$K26];15*[.$Q26]+[.$M26])-10*[.$P26]-0.5*MAX([.$H26];[.$I26];[.$J26])-5*[.$O26]-[.$B26]" office:value-type="float" office:value="102" calcext:value-type="float">
            <text:p>102</text:p>
          </table:table-cell>
          <table:table-cell table:style-name="ce17" table:formula="of:=((([.$F26]+1)^2)/4)+20" office:value-type="float" office:value="50.25" calcext:value-type="float">
            <text:p>50,25</text:p>
          </table:table-cell>
          <table:table-cell table:formula="of:=((([.$F26]+8)*2)^2)/([.$F26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7]+[.C27]+[.D27]+[.E27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]+[.O27]*2" office:value-type="float" office:value="46" calcext:value-type="float">
            <text:p>46</text:p>
          </table:table-cell>
          <table:table-cell/>
          <table:table-cell table:formula="of:=MAX(2*[.$L27]; 25*[.$R27]+[.$K27];15*[.$Q27]+[.$M27])-10*[.$P27]-0.5*MAX([.$H27];[.$I27];[.$J27])-5*[.$O27]-[.$B27]" office:value-type="float" office:value="26" calcext:value-type="float">
            <text:p>26</text:p>
          </table:table-cell>
          <table:table-cell table:style-name="ce17" table:formula="of:=((([.$F27]+1)^2)/4)+20" office:value-type="float" office:value="50.25" calcext:value-type="float">
            <text:p>50,25</text:p>
          </table:table-cell>
          <table:table-cell table:formula="of:=((([.$F27]+8)*2)^2)/([.$F27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43" calcext:value-type="float">
            <text:p>43</text:p>
          </table:table-cell>
          <table:table-cell/>
          <table:table-cell table:formula="of:=MAX(2*[.$L28]; 25*[.$R28]+[.$K28];15*[.$Q28]+[.$M28])-10*[.$P28]-0.5*MAX([.$H28];[.$I28];[.$J28])-5*[.$O28]-[.$B28]" office:value-type="float" office:value="109.5" calcext:value-type="float">
            <text:p>109,5</text:p>
          </table:table-cell>
          <table:table-cell table:style-name="ce17" table:formula="of:=((([.$F28]+1)^2)/4)+20" office:value-type="float" office:value="40.25" calcext:value-type="float">
            <text:p>40,25</text:p>
          </table:table-cell>
          <table:table-cell table:formula="of:=((([.$F28]+8)*2)^2)/([.$F28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]+[.C29]+[.D29]+[.E29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50" calcext:value-type="float">
            <text:p>50</text:p>
          </table:table-cell>
          <table:table-cell/>
          <table:table-cell table:formula="of:=MAX(2*[.$L29]; 25*[.$R29]+[.$K29];15*[.$Q29]+[.$M29])-10*[.$P29]-0.5*MAX([.$H29];[.$I29];[.$J29])-5*[.$O29]-[.$B29]" office:value-type="float" office:value="101" calcext:value-type="float">
            <text:p>101</text:p>
          </table:table-cell>
          <table:table-cell table:style-name="ce17" table:formula="of:=((([.$F29]+1)^2)/4)+20" office:value-type="float" office:value="32.25" calcext:value-type="float">
            <text:p>32,25</text:p>
          </table:table-cell>
          <table:table-cell table:formula="of:=((([.$F29]+8)*2)^2)/([.$F29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]+[.O30]*2" office:value-type="float" office:value="44" calcext:value-type="float">
            <text:p>44</text:p>
          </table:table-cell>
          <table:table-cell/>
          <table:table-cell table:formula="of:=MAX(2*[.$L30]; 25*[.$R30]+[.$K30];15*[.$Q30]+[.$M30])-10*[.$P30]-0.5*MAX([.$H30];[.$I30];[.$J30])-5*[.$O30]-[.$B30]" office:value-type="float" office:value="113.5" calcext:value-type="float">
            <text:p>113,5</text:p>
          </table:table-cell>
          <table:table-cell table:style-name="ce17" table:formula="of:=((([.$F30]+1)^2)/4)+20" office:value-type="float" office:value="40.25" calcext:value-type="float">
            <text:p>40,25</text:p>
          </table:table-cell>
          <table:table-cell table:formula="of:=((([.$F30]+8)*2)^2)/([.$F30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,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2]+[.C32]+[.D32]+[.E32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4" calcext:value-type="float">
            <text:p>44</text:p>
          </table:table-cell>
          <table:table-cell/>
          <table:table-cell table:formula="of:=MAX(2*[.$L32]; 25*[.$R32]+[.$K32];15*[.$Q32]+[.$M32])-10*[.$P32]-0.5*MAX([.$H32];[.$I32];[.$J32])-5*[.$O32]-[.$B32]" office:value-type="float" office:value="116" calcext:value-type="float">
            <text:p>116</text:p>
          </table:table-cell>
          <table:table-cell table:style-name="ce17" table:formula="of:=((([.$F32]+1)^2)/4)+20" office:value-type="float" office:value="32.25" calcext:value-type="float">
            <text:p>32,25</text:p>
          </table:table-cell>
          <table:table-cell table:formula="of:=((([.$F32]+8)*2)^2)/([.$F32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,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,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,432835820895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,25</text:p>
          </table:table-cell>
          <table:table-cell table:formula="of:=((([.$F37]+8)*2)^2)/([.$F37]+60)" office:value-type="float" office:value="11.8787878787879" calcext:value-type="float">
            <text:p>11,8787878787879</text:p>
          </table:table-cell>
          <table:table-cell table:number-columns-repeated="996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0]+[.C40]+[.D40]+[.E40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3" calcext:value-type="float">
            <text:p>43</text:p>
          </table:table-cell>
          <table:table-cell/>
          <table:table-cell table:formula="of:=MAX(2*[.$L40]; 25*[.$R40]+[.$K40];15*[.$Q40]+[.$M40])-10*[.$P40]-0.5*MAX([.$H40];[.$I40];[.$J40])-5*[.$O40]-[.$B40]" office:value-type="float" office:value="87" calcext:value-type="float">
            <text:p>87</text:p>
          </table:table-cell>
          <table:table-cell table:style-name="ce17" table:formula="of:=((([.$F40]+1)^2)/4)+20" office:value-type="float" office:value="56" calcext:value-type="float">
            <text:p>56</text:p>
          </table:table-cell>
          <table:table-cell table:formula="of:=((([.$F40]+8)*2)^2)/([.$F40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,5</text:p>
          </table:table-cell>
          <table:table-cell table:style-name="ce17" table:formula="of:=((([.$F41]+1)^2)/4)+20" office:value-type="float" office:value="40.25" calcext:value-type="float">
            <text:p>40,25</text:p>
          </table:table-cell>
          <table:table-cell table:formula="of:=((([.$F41]+8)*2)^2)/([.$F41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,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,25</text:p>
          </table:table-cell>
          <table:table-cell table:formula="of:=((([.$F45]+8)*2)^2)/([.$F45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,25</text:p>
          </table:table-cell>
          <table:table-cell table:formula="of:=((([.$F47]+8)*2)^2)/([.$F47]+60)" office:value-type="float" office:value="128.571428571429" calcext:value-type="float">
            <text:p>128,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,5</text:p>
          </table:table-cell>
          <table:table-cell table:style-name="ce17" table:formula="of:=((([.$F48]+1)^2)/4)+20" office:value-type="float" office:value="92.25" calcext:value-type="float">
            <text:p>92,25</text:p>
          </table:table-cell>
          <table:table-cell table:formula="of:=((([.$F48]+8)*2)^2)/([.$F48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,25</text:p>
          </table:table-cell>
          <table:table-cell table:formula="of:=((([.$F50]+8)*2)^2)/([.$F50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,5</text:p>
          </table:table-cell>
          <table:table-cell table:style-name="ce17" table:formula="of:=((([.$F51]+1)^2)/4)+20" office:value-type="float" office:value="152.25" calcext:value-type="float">
            <text:p>152,25</text:p>
          </table:table-cell>
          <table:table-cell table:formula="of:=((([.$F51]+8)*2)^2)/([.$F51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,5</text:p>
          </table:table-cell>
          <table:table-cell table:style-name="ce17" table:formula="of:=((([.$F52]+1)^2)/4)+20" office:value-type="float" office:value="176.25" calcext:value-type="float">
            <text:p>176,25</text:p>
          </table:table-cell>
          <table:table-cell table:formula="of:=((([.$F52]+8)*2)^2)/([.$F5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,5</text:p>
          </table:table-cell>
          <table:table-cell table:style-name="ce17" table:formula="of:=((([.$F53]+1)^2)/4)+20" office:value-type="float" office:value="176.25" calcext:value-type="float">
            <text:p>176,25</text:p>
          </table:table-cell>
          <table:table-cell table:formula="of:=((([.$F53]+8)*2)^2)/([.$F53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,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,25</text:p>
          </table:table-cell>
          <table:table-cell table:formula="of:=((([.$F55]+8)*2)^2)/([.$F55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7" calcext:value-type="float">
            <text:p>47</text:p>
          </table:table-cell>
          <table:table-cell/>
          <table:table-cell table:formula="of:=MAX(2*[.$L56]; 25*[.$R56]+[.$K56];15*[.$Q56]+[.$M56])-10*[.$P56]-0.5*MAX([.$H56];[.$I56];[.$J56])-5*[.$O56]-[.$B56]" office:value-type="float" office:value="5" calcext:value-type="float">
            <text:p>5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,25</text:p>
          </table:table-cell>
          <table:table-cell table:formula="of:=((([.$F59]+8)*2)^2)/([.$F59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,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,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,25</text:p>
          </table:table-cell>
          <table:table-cell table:formula="of:=((([.$F63]+8)*2)^2)/([.$F63]+60)" office:value-type="float" office:value="122.327272727273" calcext:value-type="float">
            <text:p>122,3272727272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,5</text:p>
          </table:table-cell>
          <table:table-cell table:style-name="ce17" table:formula="of:=((([.$F64]+1)^2)/4)+20" office:value-type="float" office:value="76.25" calcext:value-type="float">
            <text:p>76,25</text:p>
          </table:table-cell>
          <table:table-cell table:formula="of:=((([.$F64]+8)*2)^2)/([.$F64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,25</text:p>
          </table:table-cell>
          <table:table-cell table:formula="of:=((([.$F65]+8)*2)^2)/([.$F65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,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,5</text:p>
          </table:table-cell>
          <table:table-cell table:style-name="ce17" table:formula="of:=((([.$F67]+1)^2)/4)+20" office:value-type="float" office:value="482.25" calcext:value-type="float">
            <text:p>482,25</text:p>
          </table:table-cell>
          <table:table-cell table:formula="of:=((([.$F67]+8)*2)^2)/([.$F67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,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,25</text:p>
          </table:table-cell>
          <table:table-cell table:formula="of:=((([.$F70]+8)*2)^2)/([.$F7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,5</text:p>
          </table:table-cell>
          <table:table-cell table:style-name="ce17" table:formula="of:=((([.$F72]+1)^2)/4)+20" office:value-type="float" office:value="202.25" calcext:value-type="float">
            <text:p>202,25</text:p>
          </table:table-cell>
          <table:table-cell table:formula="of:=((([.$F72]+8)*2)^2)/([.$F72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,25</text:p>
          </table:table-cell>
          <table:table-cell table:formula="of:=((([.$F73]+8)*2)^2)/([.$F73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,25</text:p>
          </table:table-cell>
          <table:table-cell table:formula="of:=((([.$F74]+8)*2)^2)/([.$F74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,25</text:p>
          </table:table-cell>
          <table:table-cell table:formula="of:=((([.$F75]+8)*2)^2)/([.$F75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,5</text:p>
          </table:table-cell>
          <table:table-cell table:style-name="ce17" table:formula="of:=((([.$F76]+1)^2)/4)+20" office:value-type="float" office:value="152.25" calcext:value-type="float">
            <text:p>152,25</text:p>
          </table:table-cell>
          <table:table-cell table:formula="of:=((([.$F76]+8)*2)^2)/([.$F76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,25</text:p>
          </table:table-cell>
          <table:table-cell table:formula="of:=((([.$F77]+8)*2)^2)/([.$F77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,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,5</text:p>
          </table:table-cell>
          <table:table-cell table:style-name="ce17" table:formula="of:=((([.$F81]+1)^2)/4)+20" office:value-type="float" office:value="92.25" calcext:value-type="float">
            <text:p>92,25</text:p>
          </table:table-cell>
          <table:table-cell table:formula="of:=((([.$F81]+8)*2)^2)/([.$F81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,25</text:p>
          </table:table-cell>
          <table:table-cell table:formula="of:=((([.$F82]+8)*2)^2)/([.$F82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,5</text:p>
          </table:table-cell>
          <table:table-cell table:style-name="ce17" table:formula="of:=((([.$F83]+1)^2)/4)+20" office:value-type="float" office:value="202.25" calcext:value-type="float">
            <text:p>202,25</text:p>
          </table:table-cell>
          <table:table-cell table:formula="of:=((([.$F83]+8)*2)^2)/([.$F83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,3218390804598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,5</text:p>
          </table:table-cell>
          <table:table-cell table:style-name="ce17" table:formula="of:=((([.$F86]+1)^2)/4)+20" office:value-type="float" office:value="110.25" calcext:value-type="float">
            <text:p>110,25</text:p>
          </table:table-cell>
          <table:table-cell table:formula="of:=((([.$F86]+8)*2)^2)/([.$F86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,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,5</text:p>
          </table:table-cell>
          <table:table-cell table:style-name="ce17" table:formula="of:=((([.$F90]+1)^2)/4)+20" office:value-type="float" office:value="722.25" calcext:value-type="float">
            <text:p>722,25</text:p>
          </table:table-cell>
          <table:table-cell table:formula="of:=((([.$F90]+8)*2)^2)/([.$F90]+60)" office:value-type="float" office:value="128.571428571429" calcext:value-type="float">
            <text:p>128,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,25</text:p>
          </table:table-cell>
          <table:table-cell table:formula="of:=((([.$F91]+8)*2)^2)/([.$F91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,5</text:p>
          </table:table-cell>
          <table:table-cell table:style-name="ce17" table:formula="of:=((([.$F93]+1)^2)/4)+20" office:value-type="float" office:value="110.25" calcext:value-type="float">
            <text:p>110,25</text:p>
          </table:table-cell>
          <table:table-cell table:formula="of:=((([.$F93]+8)*2)^2)/([.$F93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,5</text:p>
          </table:table-cell>
          <table:table-cell table:style-name="ce17" table:formula="of:=((([.$F94]+1)^2)/4)+20" office:value-type="float" office:value="176.25" calcext:value-type="float">
            <text:p>176,25</text:p>
          </table:table-cell>
          <table:table-cell table:formula="of:=((([.$F94]+8)*2)^2)/([.$F94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,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,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,25</text:p>
          </table:table-cell>
          <table:table-cell table:formula="of:=((([.$F97]+8)*2)^2)/([.$F97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,25</text:p>
          </table:table-cell>
          <table:table-cell table:formula="of:=((([.$F100]+8)*2)^2)/([.$F100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,25</text:p>
          </table:table-cell>
          <table:table-cell table:formula="of:=((([.$F101]+8)*2)^2)/([.$F101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,5</text:p>
          </table:table-cell>
          <table:table-cell table:style-name="ce17" table:formula="of:=((([.$F105]+1)^2)/4)+20" office:value-type="float" office:value="84" calcext:value-type="float">
            <text:p>84</text:p>
          </table:table-cell>
          <table:table-cell table:formula="of:=((([.$F105]+8)*2)^2)/([.$F105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,25</text:p>
          </table:table-cell>
          <table:table-cell table:formula="of:=((([.$F106]+8)*2)^2)/([.$F106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,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,5</text:p>
          </table:table-cell>
          <table:table-cell table:style-name="ce17" table:formula="of:=((([.$F108]+1)^2)/4)+20" office:value-type="float" office:value="152.25" calcext:value-type="float">
            <text:p>152,25</text:p>
          </table:table-cell>
          <table:table-cell table:formula="of:=((([.$F108]+8)*2)^2)/([.$F10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,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,25</text:p>
          </table:table-cell>
          <table:table-cell table:formula="of:=((([.$F110]+8)*2)^2)/([.$F11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,25</text:p>
          </table:table-cell>
          <table:table-cell table:formula="of:=((([.$F111]+8)*2)^2)/([.$F111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,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,25</text:p>
          </table:table-cell>
          <table:table-cell table:formula="of:=((([.$F115]+8)*2)^2)/([.$F115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,25</text:p>
          </table:table-cell>
          <table:table-cell table:formula="of:=((([.$F116]+8)*2)^2)/([.$F116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,5</text:p>
          </table:table-cell>
          <table:table-cell table:style-name="ce17" table:formula="of:=((([.$F117]+1)^2)/4)+20" office:value-type="float" office:value="152.25" calcext:value-type="float">
            <text:p>152,25</text:p>
          </table:table-cell>
          <table:table-cell table:formula="of:=((([.$F117]+8)*2)^2)/([.$F11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,5</text:p>
          </table:table-cell>
          <table:table-cell table:style-name="ce17" table:formula="of:=((([.$F120]+1)^2)/4)+20" office:value-type="float" office:value="152.25" calcext:value-type="float">
            <text:p>152,25</text:p>
          </table:table-cell>
          <table:table-cell table:formula="of:=((([.$F120]+8)*2)^2)/([.$F120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,5</text:p>
          </table:table-cell>
          <table:table-cell table:style-name="ce17" table:formula="of:=((([.$F121]+1)^2)/4)+20" office:value-type="float" office:value="260.25" calcext:value-type="float">
            <text:p>260,25</text:p>
          </table:table-cell>
          <table:table-cell table:formula="of:=((([.$F121]+8)*2)^2)/([.$F121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,5</text:p>
          </table:table-cell>
          <table:table-cell table:style-name="ce17" table:formula="of:=((([.$F122]+1)^2)/4)+20" office:value-type="float" office:value="110.25" calcext:value-type="float">
            <text:p>110,25</text:p>
          </table:table-cell>
          <table:table-cell table:formula="of:=((([.$F122]+8)*2)^2)/([.$F122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,25</text:p>
          </table:table-cell>
          <table:table-cell table:formula="of:=((([.$F123]+8)*2)^2)/([.$F123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,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,5</text:p>
          </table:table-cell>
          <table:table-cell table:style-name="ce17" table:formula="of:=((([.$F129]+1)^2)/4)+20" office:value-type="float" office:value="92.25" calcext:value-type="float">
            <text:p>92,25</text:p>
          </table:table-cell>
          <table:table-cell table:formula="of:=((([.$F129]+8)*2)^2)/([.$F129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,5</text:p>
          </table:table-cell>
          <table:table-cell table:style-name="ce17" table:formula="of:=((([.$F130]+1)^2)/4)+20" office:value-type="float" office:value="130.25" calcext:value-type="float">
            <text:p>130,25</text:p>
          </table:table-cell>
          <table:table-cell table:formula="of:=((([.$F130]+8)*2)^2)/([.$F13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,5</text:p>
          </table:table-cell>
          <table:table-cell table:style-name="ce17" table:formula="of:=((([.$F131]+1)^2)/4)+20" office:value-type="float" office:value="130.25" calcext:value-type="float">
            <text:p>130,25</text:p>
          </table:table-cell>
          <table:table-cell table:formula="of:=((([.$F131]+8)*2)^2)/([.$F131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,25</text:p>
          </table:table-cell>
          <table:table-cell table:formula="of:=((([.$F133]+8)*2)^2)/([.$F133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,25</text:p>
          </table:table-cell>
          <table:table-cell table:formula="of:=((([.$F135]+8)*2)^2)/([.$F135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,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6" calcext:value-type="float">
            <text:p>46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4" calcext:value-type="float">
            <text:p>144</text:p>
          </table:table-cell>
          <table:table-cell table:style-name="ce17" table:formula="of:=((([.$F137]+1)^2)/4)+20" office:value-type="float" office:value="120" calcext:value-type="float">
            <text:p>120</text:p>
          </table:table-cell>
          <table:table-cell table:formula="of:=((([.$F137]+8)*2)^2)/([.$F137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,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,25</text:p>
          </table:table-cell>
          <table:table-cell table:formula="of:=((([.$F139]+8)*2)^2)/([.$F139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,5</text:p>
          </table:table-cell>
          <table:table-cell table:style-name="ce17" table:formula="of:=((([.$F140]+1)^2)/4)+20" office:value-type="float" office:value="110.25" calcext:value-type="float">
            <text:p>110,25</text:p>
          </table:table-cell>
          <table:table-cell table:formula="of:=((([.$F140]+8)*2)^2)/([.$F140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,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,25</text:p>
          </table:table-cell>
          <table:table-cell table:formula="of:=((([.$F142]+8)*2)^2)/([.$F14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,25</text:p>
          </table:table-cell>
          <table:table-cell table:formula="of:=((([.$F143]+8)*2)^2)/([.$F143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,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,25</text:p>
          </table:table-cell>
          <table:table-cell table:formula="of:=((([.$F145]+8)*2)^2)/([.$F145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,25</text:p>
          </table:table-cell>
          <table:table-cell table:formula="of:=((([.$F146]+8)*2)^2)/([.$F146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,5</text:p>
          </table:table-cell>
          <table:table-cell table:style-name="ce17" table:formula="of:=((([.$F147]+1)^2)/4)+20" office:value-type="float" office:value="176.25" calcext:value-type="float">
            <text:p>176,25</text:p>
          </table:table-cell>
          <table:table-cell table:formula="of:=((([.$F147]+8)*2)^2)/([.$F147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,5</text:p>
          </table:table-cell>
          <table:table-cell table:style-name="ce17" table:formula="of:=((([.$F149]+1)^2)/4)+20" office:value-type="float" office:value="92.25" calcext:value-type="float">
            <text:p>92,25</text:p>
          </table:table-cell>
          <table:table-cell table:formula="of:=((([.$F149]+8)*2)^2)/([.$F149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,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,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,25</text:p>
          </table:table-cell>
          <table:table-cell table:formula="of:=((([.$F152]+8)*2)^2)/([.$F152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,5</text:p>
          </table:table-cell>
          <table:table-cell table:style-name="ce17" table:formula="of:=((([.$F153]+1)^2)/4)+20" office:value-type="float" office:value="152.25" calcext:value-type="float">
            <text:p>152,25</text:p>
          </table:table-cell>
          <table:table-cell table:formula="of:=((([.$F153]+8)*2)^2)/([.$F153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,5</text:p>
          </table:table-cell>
          <table:table-cell table:style-name="ce17" table:formula="of:=((([.$F157]+1)^2)/4)+20" office:value-type="float" office:value="110.25" calcext:value-type="float">
            <text:p>110,25</text:p>
          </table:table-cell>
          <table:table-cell table:formula="of:=((([.$F157]+8)*2)^2)/([.$F157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,5</text:p>
          </table:table-cell>
          <table:table-cell table:style-name="ce17" table:formula="of:=((([.$F159]+1)^2)/4)+20" office:value-type="float" office:value="230.25" calcext:value-type="float">
            <text:p>230,25</text:p>
          </table:table-cell>
          <table:table-cell table:formula="of:=((([.$F159]+8)*2)^2)/([.$F159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,25</text:p>
          </table:table-cell>
          <table:table-cell table:formula="of:=((([.$F160]+8)*2)^2)/([.$F160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,5</text:p>
          </table:table-cell>
          <table:table-cell table:style-name="ce17" table:formula="of:=((([.$F161]+1)^2)/4)+20" office:value-type="float" office:value="92.25" calcext:value-type="float">
            <text:p>92,25</text:p>
          </table:table-cell>
          <table:table-cell table:formula="of:=((([.$F161]+8)*2)^2)/([.$F161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,25</text:p>
          </table:table-cell>
          <table:table-cell table:formula="of:=((([.$F162]+8)*2)^2)/([.$F16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,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,0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,25</text:p>
          </table:table-cell>
          <table:table-cell table:formula="of:=((([.$F165]+8)*2)^2)/([.$F165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,25</text:p>
          </table:table-cell>
          <table:table-cell table:formula="of:=((([.$F166]+8)*2)^2)/([.$F166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,5</text:p>
          </table:table-cell>
          <table:table-cell table:style-name="ce17" table:formula="of:=((([.$F167]+1)^2)/4)+20" office:value-type="float" office:value="92.25" calcext:value-type="float">
            <text:p>92,25</text:p>
          </table:table-cell>
          <table:table-cell table:formula="of:=((([.$F167]+8)*2)^2)/([.$F167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,5</text:p>
          </table:table-cell>
          <table:table-cell table:style-name="ce17" table:formula="of:=((([.$F169]+1)^2)/4)+20" office:value-type="float" office:value="260.25" calcext:value-type="float">
            <text:p>260,25</text:p>
          </table:table-cell>
          <table:table-cell table:formula="of:=((([.$F169]+8)*2)^2)/([.$F169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,25</text:p>
          </table:table-cell>
          <table:table-cell table:formula="of:=((([.$F173]+8)*2)^2)/([.$F173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4]+[.O174]*2" office:value-type="float" office:value="52" calcext:value-type="float">
            <text:p>52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144.5" calcext:value-type="float">
            <text:p>144,5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5]+[.O175]*2" office:value-type="float" office:value="58" calcext:value-type="float">
            <text:p>58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110" calcext:value-type="float">
            <text:p>110</text:p>
          </table:table-cell>
          <table:table-cell table:style-name="ce17" table:formula="of:=((([.$F175]+1)^2)/4)+20" office:value-type="float" office:value="230.25" calcext:value-type="float">
            <text:p>230,25</text:p>
          </table:table-cell>
          <table:table-cell table:formula="of:=((([.$F175]+8)*2)^2)/([.$F175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,5</text:p>
          </table:table-cell>
          <table:table-cell table:style-name="ce17" table:formula="of:=((([.$F176]+1)^2)/4)+20" office:value-type="float" office:value="260.25" calcext:value-type="float">
            <text:p>260,25</text:p>
          </table:table-cell>
          <table:table-cell table:formula="of:=((([.$F176]+8)*2)^2)/([.$F176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,5</text:p>
          </table:table-cell>
          <table:table-cell table:style-name="ce17" table:formula="of:=((([.$F177]+1)^2)/4)+20" office:value-type="float" office:value="292.25" calcext:value-type="float">
            <text:p>292,25</text:p>
          </table:table-cell>
          <table:table-cell table:formula="of:=((([.$F177]+8)*2)^2)/([.$F177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,22935779816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,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,25</text:p>
          </table:table-cell>
          <table:table-cell table:formula="of:=((([.$F182]+8)*2)^2)/([.$F18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,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4]+[.C184]+[.D184]+[.E184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10.25" calcext:value-type="float">
            <text:p>110,25</text:p>
          </table:table-cell>
          <table:table-cell table:formula="of:=((([.$F184]+8)*2)^2)/([.$F184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52.25" calcext:value-type="float">
            <text:p>152,25</text:p>
          </table:table-cell>
          <table:table-cell table:formula="of:=((([.$F185]+8)*2)^2)/([.$F185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2" calcext:value-type="float">
            <text:p>62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77" calcext:value-type="float">
            <text:p>-77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89]+[.C189]+[.D189]+[.E189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59" calcext:value-type="float">
            <text:p>59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51" calcext:value-type="float">
            <text:p>-51</text:p>
          </table:table-cell>
          <table:table-cell table:style-name="ce17" table:formula="of:=((([.$F189]+1)^2)/4)+20" office:value-type="float" office:value="482.25" calcext:value-type="float">
            <text:p>482,25</text:p>
          </table:table-cell>
          <table:table-cell table:formula="of:=((([.$F189]+8)*2)^2)/([.$F189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5" calcext:value-type="float">
            <text:p>65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7" calcext:value-type="float">
            <text:p>67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,5</text:p>
          </table:table-cell>
          <table:table-cell table:style-name="ce17" table:formula="of:=((([.$F191]+1)^2)/4)+20" office:value-type="float" office:value="92.25" calcext:value-type="float">
            <text:p>92,25</text:p>
          </table:table-cell>
          <table:table-cell table:formula="of:=((([.$F191]+8)*2)^2)/([.$F191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,5</text:p>
          </table:table-cell>
          <table:table-cell table:style-name="ce17" table:formula="of:=((([.$F192]+1)^2)/4)+20" office:value-type="float" office:value="110.25" calcext:value-type="float">
            <text:p>110,25</text:p>
          </table:table-cell>
          <table:table-cell table:formula="of:=((([.$F192]+8)*2)^2)/([.$F192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,25</text:p>
          </table:table-cell>
          <table:table-cell table:formula="of:=((([.$F193]+8)*2)^2)/([.$F193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4" calcext:value-type="float">
            <text:p>54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28" calcext:value-type="float">
            <text:p>-28</text:p>
          </table:table-cell>
          <table:table-cell table:style-name="ce17" table:formula="of:=((([.$F194]+1)^2)/4)+20" office:value-type="float" office:value="141" calcext:value-type="float">
            <text:p>141</text:p>
          </table:table-cell>
          <table:table-cell table:formula="of:=((([.$F194]+8)*2)^2)/([.$F194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,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,5</text:p>
          </table:table-cell>
          <table:table-cell table:style-name="ce17" table:formula="of:=((([.$F196]+1)^2)/4)+20" office:value-type="float" office:value="92.25" calcext:value-type="float">
            <text:p>92,25</text:p>
          </table:table-cell>
          <table:table-cell table:formula="of:=((([.$F196]+8)*2)^2)/([.$F196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,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,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,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,5</text:p>
          </table:table-cell>
          <table:table-cell table:style-name="ce17" table:formula="of:=((([.$F202]+1)^2)/4)+20" office:value-type="float" office:value="440.25" calcext:value-type="float">
            <text:p>440,25</text:p>
          </table:table-cell>
          <table:table-cell table:formula="of:=((([.$F202]+8)*2)^2)/([.$F202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,5</text:p>
          </table:table-cell>
          <table:table-cell table:style-name="ce17" table:formula="of:=((([.$F203]+1)^2)/4)+20" office:value-type="float" office:value="202.25" calcext:value-type="float">
            <text:p>202,25</text:p>
          </table:table-cell>
          <table:table-cell table:formula="of:=((([.$F203]+8)*2)^2)/([.$F203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,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,5</text:p>
          </table:table-cell>
          <table:table-cell table:style-name="ce17" table:formula="of:=((([.$F205]+1)^2)/4)+20" office:value-type="float" office:value="572.25" calcext:value-type="float">
            <text:p>572,25</text:p>
          </table:table-cell>
          <table:table-cell table:formula="of:=((([.$F205]+8)*2)^2)/([.$F205]+60)" office:value-type="float" office:value="110.037735849057" calcext:value-type="float">
            <text:p>110,037735849057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,5</text:p>
          </table:table-cell>
          <table:table-cell table:style-name="ce17" table:formula="of:=((([.$F206]+1)^2)/4)+20" office:value-type="float" office:value="110.25" calcext:value-type="float">
            <text:p>110,25</text:p>
          </table:table-cell>
          <table:table-cell table:formula="of:=((([.$F206]+8)*2)^2)/([.$F206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,25</text:p>
          </table:table-cell>
          <table:table-cell table:formula="of:=((([.$F207]+8)*2)^2)/([.$F20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,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,25</text:p>
          </table:table-cell>
          <table:table-cell table:formula="of:=((([.$F212]+8)*2)^2)/([.$F21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3]+[.C213]+[.D213]+[.E21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176.25" calcext:value-type="float">
            <text:p>176,25</text:p>
          </table:table-cell>
          <table:table-cell table:formula="of:=((([.$F213]+8)*2)^2)/([.$F213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,3010752688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,5</text:p>
          </table:table-cell>
          <table:table-cell table:style-name="ce17" table:formula="of:=((([.$F215]+1)^2)/4)+20" office:value-type="float" office:value="130.25" calcext:value-type="float">
            <text:p>130,25</text:p>
          </table:table-cell>
          <table:table-cell table:formula="of:=((([.$F215]+8)*2)^2)/([.$F215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,5</text:p>
          </table:table-cell>
          <table:table-cell table:style-name="ce17" table:formula="of:=((([.$F216]+1)^2)/4)+20" office:value-type="float" office:value="230.25" calcext:value-type="float">
            <text:p>230,25</text:p>
          </table:table-cell>
          <table:table-cell table:formula="of:=((([.$F216]+8)*2)^2)/([.$F216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,5</text:p>
          </table:table-cell>
          <table:table-cell table:style-name="ce17" table:formula="of:=((([.$F217]+1)^2)/4)+20" office:value-type="float" office:value="526.25" calcext:value-type="float">
            <text:p>526,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52.25" calcext:value-type="float">
            <text:p>152,25</text:p>
          </table:table-cell>
          <table:table-cell table:formula="of:=((([.$F218]+8)*2)^2)/([.$F218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,25</text:p>
          </table:table-cell>
          <table:table-cell table:formula="of:=((([.$F219]+8)*2)^2)/([.$F219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,25</text:p>
          </table:table-cell>
          <table:table-cell table:formula="of:=((([.$F220]+8)*2)^2)/([.$F220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,5</text:p>
          </table:table-cell>
          <table:table-cell table:style-name="ce17" table:formula="of:=((([.$F221]+1)^2)/4)+20" office:value-type="float" office:value="670.25" calcext:value-type="float">
            <text:p>670,25</text:p>
          </table:table-cell>
          <table:table-cell table:formula="of:=((([.$F221]+8)*2)^2)/([.$F221]+60)" office:value-type="float" office:value="122.327272727273" calcext:value-type="float">
            <text:p>122,3272727272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,5</text:p>
          </table:table-cell>
          <table:table-cell table:style-name="ce17" table:formula="of:=((([.$F223]+1)^2)/4)+20" office:value-type="float" office:value="482.25" calcext:value-type="float">
            <text:p>482,25</text:p>
          </table:table-cell>
          <table:table-cell table:formula="of:=((([.$F223]+8)*2)^2)/([.$F223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,25</text:p>
          </table:table-cell>
          <table:table-cell table:formula="of:=((([.$F228]+8)*2)^2)/([.$F228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,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99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997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,25</text:p>
          </table:table-cell>
          <table:table-cell table:formula="of:=((([.$F234]+8)*2)^2)/([.$F234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,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,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,08910891089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37]+[.C237]+[.D237]+[.E237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76" calcext:value-type="float">
            <text:p>76</text:p>
          </table:table-cell>
          <table:table-cell table:style-name="ce17" table:formula="of:=((([.$F237]+1)^2)/4)+20" office:value-type="float" office:value="130.25" calcext:value-type="float">
            <text:p>130,25</text:p>
          </table:table-cell>
          <table:table-cell table:formula="of:=((([.$F237]+8)*2)^2)/([.$F237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59.5" calcext:value-type="float">
            <text:p>59,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55.5" calcext:value-type="float">
            <text:p>55,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40]+[.C240]+[.D240]+[.E240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3" calcext:value-type="float">
            <text:p>53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8.5" calcext:value-type="float">
            <text:p>58,5</text:p>
          </table:table-cell>
          <table:table-cell table:style-name="ce17" table:formula="of:=((([.$F240]+1)^2)/4)+20" office:value-type="float" office:value="130.25" calcext:value-type="float">
            <text:p>130,25</text:p>
          </table:table-cell>
          <table:table-cell table:formula="of:=((([.$F240]+8)*2)^2)/([.$F24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,5</text:p>
          </table:table-cell>
          <table:table-cell table:style-name="ce17" table:formula="of:=((([.$F242]+1)^2)/4)+20" office:value-type="float" office:value="176.25" calcext:value-type="float">
            <text:p>176,25</text:p>
          </table:table-cell>
          <table:table-cell table:formula="of:=((([.$F242]+8)*2)^2)/([.$F242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997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,5</text:p>
          </table:table-cell>
          <table:table-cell table:style-name="ce17" table:formula="of:=((([.$F247]+1)^2)/4)+20" office:value-type="float" office:value="176.25" calcext:value-type="float">
            <text:p>176,25</text:p>
          </table:table-cell>
          <table:table-cell table:formula="of:=((([.$F247]+8)*2)^2)/([.$F247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,25</text:p>
          </table:table-cell>
          <table:table-cell table:formula="of:=((([.$F249]+8)*2)^2)/([.$F249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,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,25</text:p>
          </table:table-cell>
          <table:table-cell table:formula="of:=((([.$F251]+8)*2)^2)/([.$F251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,5</text:p>
          </table:table-cell>
          <table:table-cell table:style-name="ce17" table:formula="of:=((([.$F253]+1)^2)/4)+20" office:value-type="float" office:value="482.25" calcext:value-type="float">
            <text:p>482,25</text:p>
          </table:table-cell>
          <table:table-cell table:formula="of:=((([.$F253]+8)*2)^2)/([.$F253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,5</text:p>
          </table:table-cell>
          <table:table-cell table:style-name="ce17" table:formula="of:=((([.$F255]+1)^2)/4)+20" office:value-type="float" office:value="130.25" calcext:value-type="float">
            <text:p>130,25</text:p>
          </table:table-cell>
          <table:table-cell table:formula="of:=((([.$F255]+8)*2)^2)/([.$F255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56]+[.C256]+[.D256]+[.E256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4" calcext:value-type="float">
            <text:p>44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73.5" calcext:value-type="float">
            <text:p>173,5</text:p>
          </table:table-cell>
          <table:table-cell table:style-name="ce17" table:formula="of:=((([.$F256]+1)^2)/4)+20" office:value-type="float" office:value="141" calcext:value-type="float">
            <text:p>141</text:p>
          </table:table-cell>
          <table:table-cell table:formula="of:=((([.$F256]+8)*2)^2)/([.$F256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48" calcext:value-type="float">
            <text:p>48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84" calcext:value-type="float">
            <text:p>184</text:p>
          </table:table-cell>
          <table:table-cell table:style-name="ce17" table:formula="of:=((([.$F257]+1)^2)/4)+20" office:value-type="float" office:value="176.25" calcext:value-type="float">
            <text:p>176,25</text:p>
          </table:table-cell>
          <table:table-cell table:formula="of:=((([.$F257]+8)*2)^2)/([.$F257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8]+[.O258]*2" office:value-type="float" office:value="54" calcext:value-type="float">
            <text:p>54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54.5" calcext:value-type="float">
            <text:p>154,5</text:p>
          </table:table-cell>
          <table:table-cell table:style-name="ce17" table:formula="of:=((([.$F258]+1)^2)/4)+20" office:value-type="float" office:value="230.25" calcext:value-type="float">
            <text:p>230,25</text:p>
          </table:table-cell>
          <table:table-cell table:formula="of:=((([.$F258]+8)*2)^2)/([.$F258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59]+[.O259]*2" office:value-type="float" office:value="59" calcext:value-type="float">
            <text:p>59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41.5" calcext:value-type="float">
            <text:p>141,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,0841121495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,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,5</text:p>
          </table:table-cell>
          <table:table-cell table:style-name="ce17" table:formula="of:=((([.$F261]+1)^2)/4)+20" office:value-type="float" office:value="202.25" calcext:value-type="float">
            <text:p>202,25</text:p>
          </table:table-cell>
          <table:table-cell table:formula="of:=((([.$F261]+8)*2)^2)/([.$F261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,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,25</text:p>
          </table:table-cell>
          <table:table-cell table:formula="of:=((([.$F263]+8)*2)^2)/([.$F263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,25</text:p>
          </table:table-cell>
          <table:table-cell table:formula="of:=((([.$F264]+8)*2)^2)/([.$F264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,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,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,25</text:p>
          </table:table-cell>
          <table:table-cell table:formula="of:=((([.$F267]+8)*2)^2)/([.$F267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,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,5</text:p>
          </table:table-cell>
          <table:table-cell table:style-name="ce17" table:formula="of:=((([.$F272]+1)^2)/4)+20" office:value-type="float" office:value="110.25" calcext:value-type="float">
            <text:p>110,25</text:p>
          </table:table-cell>
          <table:table-cell table:formula="of:=((([.$F272]+8)*2)^2)/([.$F272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,5</text:p>
          </table:table-cell>
          <table:table-cell table:style-name="ce17" table:formula="of:=((([.$F274]+1)^2)/4)+20" office:value-type="float" office:value="572.25" calcext:value-type="float">
            <text:p>572,25</text:p>
          </table:table-cell>
          <table:table-cell table:formula="of:=((([.$F274]+8)*2)^2)/([.$F274]+60)" office:value-type="float" office:value="110.037735849057" calcext:value-type="float">
            <text:p>110,0377358490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,25</text:p>
          </table:table-cell>
          <table:table-cell table:formula="of:=((([.$F277]+8)*2)^2)/([.$F277]+60)" office:value-type="float" office:value="53.7674418604651" calcext:value-type="float">
            <text:p>53,76744186046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,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,247058823529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,5</text:p>
          </table:table-cell>
          <table:table-cell table:style-name="ce17" table:formula="of:=((([.$F279]+1)^2)/4)+20" office:value-type="float" office:value="292.25" calcext:value-type="float">
            <text:p>292,25</text:p>
          </table:table-cell>
          <table:table-cell table:formula="of:=((([.$F279]+8)*2)^2)/([.$F279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,25</text:p>
          </table:table-cell>
          <table:table-cell table:formula="of:=((([.$F280]+8)*2)^2)/([.$F280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,5</text:p>
          </table:table-cell>
          <table:table-cell table:style-name="ce17" table:formula="of:=((([.$F281]+1)^2)/4)+20" office:value-type="float" office:value="230.25" calcext:value-type="float">
            <text:p>230,25</text:p>
          </table:table-cell>
          <table:table-cell table:formula="of:=((([.$F281]+8)*2)^2)/([.$F281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,25</text:p>
          </table:table-cell>
          <table:table-cell table:formula="of:=((([.$F282]+8)*2)^2)/([.$F282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3]+[.O283]*2" office:value-type="float" office:value="59" calcext:value-type="float">
            <text:p>59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86" calcext:value-type="float">
            <text:p>-8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,5</text:p>
          </table:table-cell>
          <table:table-cell table:style-name="ce17" table:formula="of:=((([.$F284]+1)^2)/4)+20" office:value-type="float" office:value="230.25" calcext:value-type="float">
            <text:p>230,25</text:p>
          </table:table-cell>
          <table:table-cell table:formula="of:=((([.$F284]+8)*2)^2)/([.$F284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,25</text:p>
          </table:table-cell>
          <table:table-cell table:formula="of:=((([.$F285]+8)*2)^2)/([.$F285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,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,5</text:p>
          </table:table-cell>
          <table:table-cell table:style-name="ce17" table:formula="of:=((([.$F287]+1)^2)/4)+20" office:value-type="float" office:value="152.25" calcext:value-type="float">
            <text:p>152,25</text:p>
          </table:table-cell>
          <table:table-cell table:formula="of:=((([.$F287]+8)*2)^2)/([.$F287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,25</text:p>
          </table:table-cell>
          <table:table-cell table:formula="of:=((([.$F288]+8)*2)^2)/([.$F288]+60)" office:value-type="float" office:value="98.0392156862745" calcext:value-type="float">
            <text:p>98,039215686274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,5</text:p>
          </table:table-cell>
          <table:table-cell table:style-name="ce17" table:formula="of:=((([.$F289]+1)^2)/4)+20" office:value-type="float" office:value="176.25" calcext:value-type="float">
            <text:p>176,25</text:p>
          </table:table-cell>
          <table:table-cell table:formula="of:=((([.$F289]+8)*2)^2)/([.$F289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997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,25</text:p>
          </table:table-cell>
          <table:table-cell table:formula="of:=((([.$F294]+8)*2)^2)/([.$F294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,25</text:p>
          </table:table-cell>
          <table:table-cell table:formula="of:=((([.$F295]+8)*2)^2)/([.$F295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,25</text:p>
          </table:table-cell>
          <table:table-cell table:formula="of:=((([.$F296]+8)*2)^2)/([.$F296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,25</text:p>
          </table:table-cell>
          <table:table-cell table:formula="of:=((([.$F299]+8)*2)^2)/([.$F299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,3010752688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,0095238095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,25</text:p>
          </table:table-cell>
          <table:table-cell table:formula="of:=((([.$F302]+8)*2)^2)/([.$F302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,08910891089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,25</text:p>
          </table:table-cell>
          <table:table-cell table:formula="of:=((([.$F305]+8)*2)^2)/([.$F305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,25</text:p>
          </table:table-cell>
          <table:table-cell table:formula="of:=((([.$F306]+8)*2)^2)/([.$F306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,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99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99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,25</text:p>
          </table:table-cell>
          <table:table-cell table:formula="of:=((([.$F311]+8)*2)^2)/([.$F311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,25</text:p>
          </table:table-cell>
          <table:table-cell table:formula="of:=((([.$F312]+8)*2)^2)/([.$F312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,5</text:p>
          </table:table-cell>
          <table:table-cell table:style-name="ce17" table:formula="of:=((([.$F313]+1)^2)/4)+20" office:value-type="float" office:value="130.25" calcext:value-type="float">
            <text:p>130,25</text:p>
          </table:table-cell>
          <table:table-cell table:formula="of:=((([.$F313]+8)*2)^2)/([.$F313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,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,5</text:p>
          </table:table-cell>
          <table:table-cell table:style-name="ce17" table:formula="of:=((([.$F316]+1)^2)/4)+20" office:value-type="float" office:value="230.25" calcext:value-type="float">
            <text:p>230,25</text:p>
          </table:table-cell>
          <table:table-cell table:formula="of:=((([.$F316]+8)*2)^2)/([.$F316]+60)" office:value-type="float" office:value="58.9090909090909" calcext:value-type="float">
            <text:p>58,90909090909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,5</text:p>
          </table:table-cell>
          <table:table-cell table:style-name="ce17" table:formula="of:=((([.$F317]+1)^2)/4)+20" office:value-type="float" office:value="50.25" calcext:value-type="float">
            <text:p>50,25</text:p>
          </table:table-cell>
          <table:table-cell table:formula="of:=((([.$F317]+8)*2)^2)/([.$F317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,25</text:p>
          </table:table-cell>
          <table:table-cell table:formula="of:=((([.$F318]+8)*2)^2)/([.$F318]+60)" office:value-type="float" office:value="22.2222222222222" calcext:value-type="float">
            <text:p>22,2222222222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,5</text:p>
          </table:table-cell>
          <table:table-cell table:style-name="ce17" table:formula="of:=((([.$F319]+1)^2)/4)+20" office:value-type="float" office:value="62.25" calcext:value-type="float">
            <text:p>62,25</text:p>
          </table:table-cell>
          <table:table-cell table:formula="of:=((([.$F319]+8)*2)^2)/([.$F319]+60)" office:value-type="float" office:value="22.2222222222222" calcext:value-type="float">
            <text:p>22,2222222222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,5</text:p>
          </table:table-cell>
          <table:table-cell table:style-name="ce17" table:formula="of:=((([.$F320]+1)^2)/4)+20" office:value-type="float" office:value="130.25" calcext:value-type="float">
            <text:p>130,25</text:p>
          </table:table-cell>
          <table:table-cell table:formula="of:=((([.$F320]+8)*2)^2)/([.$F320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,9113924050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,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,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,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,25</text:p>
          </table:table-cell>
          <table:table-cell table:formula="of:=((([.$F327]+8)*2)^2)/([.$F327]+60)" office:value-type="float" office:value="22.2222222222222" calcext:value-type="float">
            <text:p>22,22222222222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,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,5</text:p>
          </table:table-cell>
          <table:table-cell table:style-name="ce17" table:formula="of:=((([.$F329]+1)^2)/4)+20" office:value-type="float" office:value="110.25" calcext:value-type="float">
            <text:p>110,25</text:p>
          </table:table-cell>
          <table:table-cell table:formula="of:=((([.$F329]+8)*2)^2)/([.$F329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,25</text:p>
          </table:table-cell>
          <table:table-cell table:formula="of:=((([.$F330]+8)*2)^2)/([.$F330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,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,321839080459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,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,313253012048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,25</text:p>
          </table:table-cell>
          <table:table-cell table:formula="of:=((([.$F333]+8)*2)^2)/([.$F333]+60)" office:value-type="float" office:value="48.7619047619048" calcext:value-type="float">
            <text:p>48,761904761904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,5</text:p>
          </table:table-cell>
          <table:table-cell table:style-name="ce17" table:formula="of:=((([.$F334]+1)^2)/4)+20" office:value-type="float" office:value="362.25" calcext:value-type="float">
            <text:p>362,25</text:p>
          </table:table-cell>
          <table:table-cell table:formula="of:=((([.$F334]+8)*2)^2)/([.$F334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,75362318840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,16438356164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,16438356164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,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,338028169014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,52808988764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,5</text:p>
          </table:table-cell>
          <table:table-cell table:style-name="ce17" table:formula="of:=((([.$F341]+1)^2)/4)+20" office:value-type="float" office:value="50.25" calcext:value-type="float">
            <text:p>50,25</text:p>
          </table:table-cell>
          <table:table-cell table:formula="of:=((([.$F341]+8)*2)^2)/([.$F341]+60)" office:value-type="float" office:value="18.5142857142857" calcext:value-type="float">
            <text:p>18,51428571428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,16438356164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,5</text:p>
          </table:table-cell>
          <table:table-cell table:style-name="ce17" table:formula="of:=((([.$F343]+1)^2)/4)+20" office:value-type="float" office:value="76.25" calcext:value-type="float">
            <text:p>76,25</text:p>
          </table:table-cell>
          <table:table-cell table:formula="of:=((([.$F343]+8)*2)^2)/([.$F343]+60)" office:value-type="float" office:value="26.1621621621622" calcext:value-type="float">
            <text:p>26,162162162162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,25</text:p>
          </table:table-cell>
          <table:table-cell table:formula="of:=((([.$F344]+8)*2)^2)/([.$F344]+60)" office:value-type="float" office:value="39.2" calcext:value-type="float">
            <text:p>39,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,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,530864197530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,5</text:p>
          </table:table-cell>
          <table:table-cell table:style-name="ce17" table:formula="of:=((([.$F346]+1)^2)/4)+20" office:value-type="float" office:value="326.25" calcext:value-type="float">
            <text:p>326,25</text:p>
          </table:table-cell>
          <table:table-cell table:formula="of:=((([.$F346]+8)*2)^2)/([.$F346]+60)" office:value-type="float" office:value="75.063829787234" calcext:value-type="float">
            <text:p>75,0638297872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,25</text:p>
          </table:table-cell>
          <table:table-cell table:formula="of:=((([.$F347]+8)*2)^2)/([.$F347]+60)" office:value-type="float" office:value="15.0588235294118" calcext:value-type="float">
            <text:p>15,058823529411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,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,467532467532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,21333333333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,25</text:p>
          </table:table-cell>
          <table:table-cell table:formula="of:=((([.$F350]+8)*2)^2)/([.$F350]+60)" office:value-type="float" office:value="43.9024390243903" calcext:value-type="float">
            <text:p>43,90243902439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,25</text:p>
          </table:table-cell>
          <table:table-cell table:formula="of:=((([.$F351]+8)*2)^2)/([.$F351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,25</text:p>
          </table:table-cell>
          <table:table-cell table:formula="of:=((([.$F352]+8)*2)^2)/([.$F352]+60)" office:value-type="float" office:value="69.5652173913043" calcext:value-type="float">
            <text:p>69,5652173913043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7"/>
          <table:table-cell table:number-columns-repeated="99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99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,3132530120482</text:p>
          </table:table-cell>
          <table:table-cell table:style-name="ce7" table:number-columns-repeated="99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,5</text:p>
          </table:table-cell>
          <table:table-cell table:style-name="ce17" table:formula="of:=((([.$F356]+1)^2)/4)+20" office:value-type="float" office:value="440.25" calcext:value-type="float">
            <text:p>440,25</text:p>
          </table:table-cell>
          <table:table-cell table:formula="of:=((([.$F356]+8)*2)^2)/([.$F356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,25</text:p>
          </table:table-cell>
          <table:table-cell table:formula="of:=((([.$F357]+8)*2)^2)/([.$F357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,25</text:p>
          </table:table-cell>
          <table:table-cell table:formula="of:=((([.$F358]+8)*2)^2)/([.$F358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,5</text:p>
          </table:table-cell>
          <table:table-cell table:style-name="ce17" table:formula="of:=((([.$F359]+1)^2)/4)+20" office:value-type="float" office:value="110.25" calcext:value-type="float">
            <text:p>110,25</text:p>
          </table:table-cell>
          <table:table-cell table:formula="of:=((([.$F359]+8)*2)^2)/([.$F359]+60)" office:value-type="float" office:value="34.6666666666667" calcext:value-type="float">
            <text:p>34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,25</text:p>
          </table:table-cell>
          <table:table-cell table:formula="of:=((([.$F361]+8)*2)^2)/([.$F361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,25</text:p>
          </table:table-cell>
          <table:table-cell table:formula="of:=((([.$F362]+8)*2)^2)/([.$F362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,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,505154639175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,5</text:p>
          </table:table-cell>
          <table:table-cell table:style-name="ce17" table:formula="of:=((([.$F364]+1)^2)/4)+20" office:value-type="float" office:value="400.25" calcext:value-type="float">
            <text:p>400,25</text:p>
          </table:table-cell>
          <table:table-cell table:formula="of:=((([.$F364]+8)*2)^2)/([.$F364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,25</text:p>
          </table:table-cell>
          <table:table-cell table:formula="of:=((([.$F366]+8)*2)^2)/([.$F366]+60)" office:value-type="float" office:value="80.6666666666667" calcext:value-type="float">
            <text:p>80,666666666666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,25</text:p>
          </table:table-cell>
          <table:table-cell table:formula="of:=((([.$F367]+8)*2)^2)/([.$F367]+60)" office:value-type="float" office:value="30.3157894736842" calcext:value-type="float">
            <text:p>30,315789473684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,25</text:p>
          </table:table-cell>
          <table:table-cell table:formula="of:=((([.$F368]+8)*2)^2)/([.$F368]+60)" office:value-type="float" office:value="64.1777777777778" calcext:value-type="float">
            <text:p>64,177777777777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,857142857142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,30107526881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,25</text:p>
          </table:table-cell>
          <table:table-cell table:formula="of:=((([.$F371]+8)*2)^2)/([.$F371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,25</text:p>
          </table:table-cell>
          <table:table-cell table:formula="of:=((([.$F372]+8)*2)^2)/([.$F372]+60)" office:value-type="float" office:value="92.16" calcext:value-type="float">
            <text:p>92,16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,324324324324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,5051546391753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,25</text:p>
          </table:table-cell>
          <table:table-cell table:formula="of:=((([.$F376]+8)*2)^2)/([.$F376]+60)" office:value-type="float" office:value="86.3673469387755" calcext:value-type="float">
            <text:p>86,3673469387755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,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,2525252525252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,0891089108911</text:p>
          </table:table-cell>
          <table:table-cell table:number-columns-repeated="99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,009708737864</text:p>
          </table:table-cell>
          <table:table-cell table:number-columns-repeated="996"/>
        </table:table-row>
        <table:table-row table:style-name="ro1" table:number-rows-repeated="1048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3:24:25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8:36.453000000</meta:creation-date>
    <dc:date>2018-02-11T13:30:40.777000000</dc:date>
    <meta:editing-duration>PT22H43M13S</meta:editing-duration>
    <meta:editing-cycles>360</meta:editing-cycles>
    <meta:generator>LibreOffice/5.4.4.2$Windows_X86_64 LibreOffice_project/2524958677847fb3bb44820e40380acbe820f960</meta:generator>
    <meta:document-statistic meta:table-count="1" meta:cell-count="7097" meta:object-count="0"/>
  </office:meta>
</office:document-meta>
</file>